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c9211e" draw:fill-gradient-name="Gradient_20_2" draw:opacity="100%" draw:textarea-horizontal-align="center" draw:textarea-vertical-align="middle"/>
    </style:style>
    <style:style style:name="gr2" style:family="graphic" style:parent-style-name="standard">
      <style:graphic-properties draw:stroke="none" draw:fill-color="#ffffff" draw:opacity="51%" draw:textarea-horizontal-align="justify" draw:textarea-vertical-align="middle" draw:auto-grow-height="false" fo:min-height="38.592cm" fo:min-width="38.342cm" draw:shadow="hidden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8.592cm" fo:min-width="38.342cm" draw:shadow="hidden"/>
    </style:style>
    <style:style style:name="gr4" style:family="graphic" style:parent-style-name="standard">
      <style:graphic-properties draw:stroke="none" draw:fill="solid" draw:fill-color="#ffffff" draw:opacity="100%" draw:textarea-vertical-align="middle"/>
    </style:style>
    <style:style style:name="gr5" style:family="graphic" style:parent-style-name="standard">
      <style:graphic-properties svg:stroke-width="1.058cm" svg:stroke-color="#ffffff" draw:marker-start-width="1.787cm" draw:marker-end-width="1.787cm" draw:fill="none" draw:textarea-horizontal-align="justify" draw:textarea-vertical-align="middle" draw:auto-grow-height="false" fo:min-height="17.888cm" fo:min-width="5.426cm" fo:padding-top="0.654cm" fo:padding-bottom="0.654cm" fo:padding-left="0.779cm" fo:padding-right="0.779cm"/>
    </style:style>
    <style:style style:name="gr6" style:family="graphic" style:parent-style-name="objectwithoutfill">
      <style:graphic-properties svg:stroke-width="0.529cm" svg:stroke-color="#ffffff" draw:marker-start-width="0.994cm" draw:marker-end-width="0.994cm" draw:fill="none" draw:textarea-vertical-align="middle" draw:auto-grow-height="false" fo:min-height="36.4cm" fo:min-width="12.835cm" fo:padding-top="0.39cm" fo:padding-bottom="0.39cm" fo:padding-left="0.515cm" fo:padding-right="0.515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objectwithoutfill">
      <style:graphic-properties svg:stroke-width="0.706cm" svg:stroke-color="#ea7500" draw:marker-start-width="1.259cm" draw:marker-end-width="1.259cm" draw:fill="none" draw:textarea-vertical-align="middle" draw:auto-grow-height="false" fo:min-height="36.4cm" fo:min-width="12.835cm" fo:padding-top="0.478cm" fo:padding-bottom="0.478cm" fo:padding-left="0.603cm" fo:padding-right="0.603cm"/>
    </style:style>
    <style:style style:name="gr9" style:family="graphic" style:parent-style-name="standard">
      <style:graphic-properties svg:stroke-width="2.117cm" svg:stroke-color="#ffffff" draw:marker-start-width="3.375cm" draw:marker-end-width="3.375cm" draw:fill="none" draw:textarea-horizontal-align="justify" draw:textarea-vertical-align="middle" draw:auto-grow-height="false" fo:min-height="26.812cm" fo:min-width="8.002cm" fo:padding-top="1.183cm" fo:padding-bottom="1.183cm" fo:padding-left="1.308cm" fo:padding-right="1.308cm"/>
    </style:style>
    <style:style style:name="gr10" style:family="graphic" style:parent-style-name="objectwithoutfill">
      <style:graphic-properties svg:stroke-width="1.058cm" svg:stroke-color="#ffffff" draw:marker-start-width="1.787cm" draw:marker-end-width="1.787cm" draw:fill="none" draw:textarea-vertical-align="middle" draw:auto-grow-height="false" fo:min-height="36.4cm" fo:min-width="12.835cm" fo:padding-top="0.654cm" fo:padding-bottom="0.654cm" fo:padding-left="0.779cm" fo:padding-right="0.779cm"/>
    </style:style>
    <style:style style:name="gr11" style:family="graphic" style:parent-style-name="standard">
      <style:graphic-properties draw:stroke="none" draw:fill-color="#ffffff" draw:opacity="87%" draw:textarea-horizontal-align="justify" draw:textarea-vertical-align="middle" draw:auto-grow-height="false" fo:min-height="38.592cm" fo:min-width="38.342cm" draw:shadow="hidden"/>
    </style:style>
    <style:style style:name="P1" style:family="paragraph">
      <loext:graphic-properties draw:fill="gradient" draw:fill-color="#c9211e" draw:fill-gradient-name="Gradient_20_2" draw:opacity="100%"/>
      <style:paragraph-properties fo:text-align="center"/>
    </style:style>
    <style:style style:name="P2" style:family="paragraph">
      <loext:graphic-properties draw:fill-color="#ffffff" draw:opacity="51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87%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7.312cm" svg:height="74.694cm" svg:x="3.502cm" svg:y="15.205cm" svg:viewBox="0 0 77313 74695" svg:d="M67908 12880c1014 1116 1962 2291 2840 3520l6565 29148c-252 1397-583 2779-989 4139l-18268 22740c-1542 865-3136 1621-4772 2268h-29157c-1554-614-3071-1328-4541-2139l-18542-23015c-441-1497-790-3020-1044-4560l6820-28798c803-1109 1665-2173 2580-3189l26739-12911c853-55 1709-83 2567-83 909 0 1817 31 2721 94z">
          <text:p/>
        </draw:path>
        <draw:path draw:style-name="gr2" draw:text-style-name="P2" draw:layer="layout" svg:width="54.928cm" svg:height="54.928cm" svg:x="14.752cm" svg:y="26.734cm" svg:viewBox="0 0 54929 54929" svg:d="M44651 37392c1742-3018 2659-6441 2659-9926 0-3484-917-6907-2659-9925-1743-3017-4249-5523-7266-7266-3018-1742-6441-2659-9926-2659-3484 0-6907 917-9925 2659-3017 1743-5523 4249-7266 7266-1742 3018-2659 6441-2659 9926 0 3484 917 6907 2659 9925 1743 3017 4249 5523 7266 7266 3018 1742 6441 2659 9926 2659 3484 0 6907-917 9925-2659 3017-1743 5523-4249 7266-7266zM51249 41197c-2410 4175-5877 7642-10052 10052-4175 2411-8911 3680-13732 3680-4822 0-9558-1269-13733-3680-4175-2410-7642-5877-10052-10052-2411-4175-3680-8911-3680-13732 0-4822 1269-9558 3680-13733 2410-4175 5877-7642 10052-10052 4175-2411 8911-3680 13732-3680 4822 0 9558 1269 13733 3680 4175 2410 7642 5877 10052 10052 2411 4175 3680 8911 3680 13732 0 4822-1269 9558-3680 13733z">
          <text:p/>
        </draw:path>
        <draw:path draw:style-name="gr3" draw:text-style-name="P3" draw:layer="layout" svg:width="47.605cm" svg:height="54.928cm" svg:x="14.753cm" svg:y="26.735cm" svg:viewBox="0 0 47606 54929" svg:d="M47606 46136c-1861 2007-4019 3733-6409 5113-4175 2411-8911 3680-13732 3680-4822 0-9558-1269-13733-3680-4175-2410-7642-5877-10052-10052-2411-4175-3680-8911-3680-13732 0-4822 1269-9558 3680-13733 2410-4175 5877-7642 10052-10052 4175-2411 8911-3680 13732-3680 4822 0 9558 1269 13733 3680 2250 1299 4295 2905 6079 4764l-5435 5340c-1304-1371-2803-2554-4456-3509-3018-1742-6441-2659-9926-2659-3484 0-6907 917-9925 2659-3017 1743-5523 4249-7266 7266-1742 3018-2659 6441-2659 9926 0 3484 917 6907 2659 9925 1743 3017 4249 5523 7266 7266 3018 1742 6441 2659 9926 2659 3484 0 6907-917 9925-2659 1793-1036 3406-2341 4785-3864z">
          <text:p/>
        </draw:path>
        <draw:polygon draw:style-name="gr4" draw:text-style-name="P4" draw:layer="layout" svg:width="34.776cm" svg:height="25.715cm" svg:x="24.96cm" svg:y="40.052cm" svg:viewBox="0 0 34777 25716" draw:points="16164,7592 7592,1469 10531,10531 0,9796 8571,14450 734,18613 8817,17879 4408,24980 13225,20328 13225,25716 17388,21062 20327,24980 21796,20817 26205,24246 24001,20082 29389,21797 25225,15430 34777,8817 24735,9062 27919,2449 20082,7103 18368,0">
          <text:p/>
        </draw:polygon>
      </draw:page>
      <draw:page draw:name="page2" draw:style-name="dp1" draw:master-page-name="Default">
        <draw:path draw:style-name="gr1" draw:text-style-name="P1" draw:layer="layout" svg:width="77.312cm" svg:height="74.694cm" svg:x="3.502cm" svg:y="15.205cm" svg:viewBox="0 0 77313 74695" svg:d="M67908 12880c1014 1116 1962 2291 2840 3520l6565 29148c-252 1397-583 2779-989 4139l-18268 22740c-1542 865-3136 1621-4772 2268h-29157c-1554-614-3071-1328-4541-2139l-18542-23015c-441-1497-790-3020-1044-4560l6820-28798c803-1109 1665-2173 2580-3189l26739-12911c853-55 1709-83 2567-83 909 0 1817 31 2721 94z">
          <text:p/>
        </draw:path>
        <draw:path draw:style-name="gr2" draw:text-style-name="P2" draw:layer="layout" svg:width="54.928cm" svg:height="54.928cm" svg:x="14.752cm" svg:y="26.734cm" svg:viewBox="0 0 54929 54929" svg:d="M44651 37392c1742-3018 2659-6441 2659-9926 0-3484-917-6907-2659-9925-1743-3017-4249-5523-7266-7266-3018-1742-6441-2659-9926-2659-3484 0-6907 917-9925 2659-3017 1743-5523 4249-7266 7266-1742 3018-2659 6441-2659 9926 0 3484 917 6907 2659 9925 1743 3017 4249 5523 7266 7266 3018 1742 6441 2659 9926 2659 3484 0 6907-917 9925-2659 3017-1743 5523-4249 7266-7266zM51249 41197c-2410 4175-5877 7642-10052 10052-4175 2411-8911 3680-13732 3680-4822 0-9558-1269-13733-3680-4175-2410-7642-5877-10052-10052-2411-4175-3680-8911-3680-13732 0-4822 1269-9558 3680-13733 2410-4175 5877-7642 10052-10052 4175-2411 8911-3680 13732-3680 4822 0 9558 1269 13733 3680 4175 2410 7642 5877 10052 10052 2411 4175 3680 8911 3680 13732 0 4822-1269 9558-3680 13733z">
          <text:p/>
        </draw:path>
        <draw:path draw:style-name="gr3" draw:text-style-name="P3" draw:layer="layout" svg:width="47.605cm" svg:height="54.928cm" svg:x="14.753cm" svg:y="26.735cm" svg:viewBox="0 0 47606 54929" svg:d="M47606 46136c-1861 2007-4019 3733-6409 5113-4175 2411-8911 3680-13732 3680-4822 0-9558-1269-13733-3680-4175-2410-7642-5877-10052-10052-2411-4175-3680-8911-3680-13732 0-4822 1269-9558 3680-13733 2410-4175 5877-7642 10052-10052 4175-2411 8911-3680 13732-3680 4822 0 9558 1269 13733 3680 2250 1299 4295 2905 6079 4764l-5435 5340c-1304-1371-2803-2554-4456-3509-3018-1742-6441-2659-9926-2659-3484 0-6907 917-9925 2659-3017 1743-5523 4249-7266 7266-1742 3018-2659 6441-2659 9926 0 3484 917 6907 2659 9925 1743 3017 4249 5523 7266 7266 3018 1742 6441 2659 9926 2659 3484 0 6907-917 9925-2659 1793-1036 3406-2341 4785-3864z">
          <text:p/>
        </draw:path>
        <draw:g>
          <draw:custom-shape draw:style-name="gr5" draw:text-style-name="P5" draw:layer="layout" svg:width="6.983cm" svg:height="22.7cm" draw:transform="rotate (-0.866555973615184) translate (45.922cm 46.703cm)">
            <text:p/>
            <draw:enhanced-geometry svg:viewBox="0 0 88 21600" draw:glue-points="44 ?f6 44 0 0 10800 44 21600 88 10800" draw:text-areas="0 ?f6 88 ?f3" draw:type="can" draw:modifiers="2223.1409001956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ath draw:style-name="gr6" draw:text-style-name="P5" draw:layer="layout" svg:width="7.814cm" svg:height="2.494cm" draw:transform="skewX (-0.000349065850398967) rotate (0.704240353179712) translate (47.2305112005411cm 50.1712416006388cm)" svg:viewBox="0 0 7815 2495" svg:d="M0 0c7650 0 7815 2495 7815 2495">
            <text:p/>
          </draw:path>
          <draw:polygon draw:style-name="gr4" draw:text-style-name="P4" draw:layer="layout" svg:width="9.585cm" svg:height="5.764cm" draw:transform="skewX (0.140499004785544) rotate (-1.24511788837276) translate (54.6166345733583cm 41.4714533682116cm)" svg:viewBox="0 0 9586 5765" draw:points="4455,1702 2093,330 2903,2361 0,2197 2362,3240 202,4173 2430,4008 1215,5600 3645,4557 3645,5765 4793,4721 5603,5599 6008,4666 7223,5434 6615,4501 8101,4885 6953,3458 9586,1975 6818,2031 7696,548 5535,1592 5063,0">
            <text:p/>
          </draw:polygon>
          <draw:polygon draw:style-name="gr7" draw:text-style-name="P3" draw:layer="layout" svg:width="20.002cm" svg:height="18.414cm" svg:x="29.395cm" svg:y="47.673cm" svg:viewBox="0 0 20003 18415" draw:points="15558,0 15875,1905 17145,3493 18415,4763 20003,5398 4763,18415 2223,17463 635,15240 0,13018 2540,10795">
            <text:p/>
          </draw:polygon>
          <draw:line draw:style-name="gr8" draw:text-style-name="P5" draw:layer="layout" svg:x1="30.683cm" svg:y1="61.208cm" svg:x2="44.335cm" svg:y2="49.611cm">
            <text:p/>
          </draw:line>
        </draw:g>
      </draw:page>
      <draw:page draw:name="page3" draw:style-name="dp1" draw:master-page-name="Default">
        <draw:path draw:style-name="gr1" draw:text-style-name="P1" draw:layer="layout" svg:width="77.312cm" svg:height="74.694cm" svg:x="3.502cm" svg:y="15.205cm" svg:viewBox="0 0 77313 74695" svg:d="M67908 12880c1014 1116 1962 2291 2840 3520l6565 29148c-252 1397-583 2779-989 4139l-18268 22740c-1542 865-3136 1621-4772 2268h-29157c-1554-614-3071-1328-4541-2139l-18542-23015c-441-1497-790-3020-1044-4560l6820-28798c803-1109 1665-2173 2580-3189l26739-12911c853-55 1709-83 2567-83 909 0 1817 31 2721 94z">
          <text:p/>
        </draw:path>
        <draw:g>
          <draw:custom-shape draw:style-name="gr9" draw:text-style-name="P5" draw:layer="layout" svg:width="10.617cm" svg:height="34.504cm" draw:transform="skewX (-0.000174532925199542) rotate (-0.866730506540385) translate (47.15cm 41.785cm)">
            <text:p/>
            <draw:enhanced-geometry svg:viewBox="0 0 88 21600" draw:glue-points="44 ?f6 44 0 0 10800 44 21600 88 10800" draw:text-areas="0 ?f6 88 ?f3" draw:type="can" draw:modifiers="2223.1409001956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0" draw:text-style-name="P5" draw:layer="layout" svg:x1="25.678cm" svg:y1="64.338cm" svg:x2="44.557cm" svg:y2="48.299cm">
            <text:p/>
          </draw:line>
          <draw:path draw:style-name="gr10" draw:text-style-name="P5" draw:layer="layout" svg:width="11.879cm" svg:height="3.791cm" draw:transform="skewX (-0.000349065850398874) rotate (0.704240353179712) translate (49.1404802151994cm 47.0581123207687cm)" svg:viewBox="0 0 11880 3792" svg:d="M0 0c11628 0 11880 3792 11880 3792">
            <text:p/>
          </draw:path>
          <draw:polygon draw:style-name="gr4" draw:text-style-name="P4" draw:layer="layout" svg:width="10.392cm" svg:height="6.898cm" draw:transform="skewX (-0.016929693744345) rotate (-0.53564154743706) translate (56.7350492925649cm 35.6940546849001cm)" svg:viewBox="0 0 10393 6899" draw:points="4830,2037 2269,395 3147,2826 0,2629 2561,3877 219,4994 2635,4797 1317,6702 3952,5454 3952,6899 5196,5651 6075,6702 6514,5585 7831,6504 7172,5387 8783,5847 7538,4139 10393,2365 7392,2431 8343,657 6001,1906 5489,0">
            <text:p/>
          </draw:polygon>
        </draw:g>
      </draw:page>
      <draw:page draw:name="page4" draw:style-name="dp1" draw:master-page-name="Default">
        <draw:path draw:style-name="gr1" draw:text-style-name="P1" draw:layer="layout" svg:width="77.312cm" svg:height="74.694cm" svg:x="3.502cm" svg:y="15.205cm" svg:viewBox="0 0 77313 74695" svg:d="M67908 12880c1014 1116 1962 2291 2840 3520l6565 29148c-252 1397-583 2779-989 4139l-18268 22740c-1542 865-3136 1621-4772 2268h-29157c-1554-614-3071-1328-4541-2139l-18542-23015c-441-1497-790-3020-1044-4560l6820-28798c803-1109 1665-2173 2580-3189l26739-12911c853-55 1709-83 2567-83 909 0 1817 31 2721 94z">
          <text:p/>
        </draw:path>
        <draw:path draw:style-name="gr11" draw:text-style-name="P6" draw:layer="layout" svg:width="54.928cm" svg:height="54.928cm" svg:x="14.752cm" svg:y="26.734cm" svg:viewBox="0 0 54929 54929" svg:d="M44651 37392c1742-3018 2659-6441 2659-9926 0-3484-917-6907-2659-9925-1743-3017-4249-5523-7266-7266-3018-1742-6441-2659-9926-2659-3484 0-6907 917-9925 2659-3017 1743-5523 4249-7266 7266-1742 3018-2659 6441-2659 9926 0 3484 917 6907 2659 9925 1743 3017 4249 5523 7266 7266 3018 1742 6441 2659 9926 2659 3484 0 6907-917 9925-2659 3017-1743 5523-4249 7266-7266zM51249 41197c-2410 4175-5877 7642-10052 10052-4175 2411-8911 3680-13732 3680-4822 0-9558-1269-13733-3680-4175-2410-7642-5877-10052-10052-2411-4175-3680-8911-3680-13732 0-4822 1269-9558 3680-13733 2410-4175 5877-7642 10052-10052 4175-2411 8911-3680 13732-3680 4822 0 9558 1269 13733 3680 4175 2410 7642 5877 10052 10052 2411 4175 3680 8911 3680 13732 0 4822-1269 9558-3680 13733z">
          <text:p/>
        </draw:path>
        <draw:polygon draw:style-name="gr4" draw:text-style-name="P4" draw:layer="layout" svg:width="34.776cm" svg:height="25.715cm" svg:x="24.96cm" svg:y="40.052cm" svg:viewBox="0 0 34777 25716" draw:points="16164,7592 7592,1469 10531,10531 0,9796 8571,14450 734,18613 8817,17879 4408,24980 13225,20328 13225,25716 17388,21062 20327,24980 21796,20817 26205,24246 24001,20082 29389,21797 25225,15430 34777,8817 24735,9062 27919,2449 20082,7103 18368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860d" draw:end-color="#b85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2T13:07:40.810305106</meta:creation-date>
    <dc:date>2022-04-04T13:52:19.535217900</dc:date>
    <meta:editing-duration>PT10M48S</meta:editing-duration>
    <meta:editing-cycles>4</meta:editing-cycles>
    <meta:generator>LibreOffice/7.2.6.2$Linux_X86_64 LibreOffice_project/20$Build-2</meta:generator>
    <meta:document-statistic meta:object-count="22"/>
  </office:meta>
</office:document-meta>
</file>